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3.5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5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7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177.60pt" fo:text-indent="0.00pt" fo:margin-right="218.55pt" fo:margin-top="3.30pt"/>
    </style:style>
    <style:style style:name="P2" style:family="paragraph">
      <style:paragraph-properties fo:line-height="100.00%" fo:text-align="center" fo:margin-left="152.00pt" fo:text-indent="0.00pt" fo:margin-right="193.40pt" fo:margin-top="1.15pt"/>
    </style:style>
    <style:style style:name="P3" style:family="paragraph">
      <style:paragraph-properties fo:line-height="100.00%" fo:text-align="left" fo:margin-top="0.20pt"/>
    </style:style>
    <style:style style:name="P4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5" style:family="paragraph">
      <style:paragraph-properties fo:line-height="100.00%" fo:text-align="left" fo:margin-left="5.35pt" fo:text-indent="0.00pt" fo:margin-top="2.30pt"/>
    </style:style>
    <style:style style:name="P6" style:family="paragraph">
      <style:paragraph-properties fo:line-height="100.00%" fo:text-align="left" fo:margin-left="5.20pt" fo:text-indent="0.00pt" fo:margin-top="2.30pt"/>
    </style:style>
    <style:style style:name="P7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8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9" style:family="paragraph">
      <style:paragraph-properties fo:line-height="100.00%" fo:text-align="left" fo:margin-left="5.35pt" fo:text-indent="0.00pt" fo:margin-top="2.30pt"/>
    </style:style>
    <style:style style:name="P10" style:family="paragraph">
      <style:paragraph-properties fo:line-height="100.00%" fo:text-align="left" fo:margin-left="5.20pt" fo:text-indent="0.00pt" fo:margin-top="2.30pt"/>
    </style:style>
    <style:style style:name="P11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12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13" style:family="paragraph">
      <style:paragraph-properties fo:line-height="100.00%" fo:text-align="left" fo:margin-left="5.35pt" fo:text-indent="0.00pt" fo:margin-top="2.30pt"/>
    </style:style>
    <style:style style:name="P14" style:family="paragraph">
      <style:paragraph-properties fo:line-height="100.00%" fo:text-align="left" fo:margin-left="5.20pt" fo:text-indent="0.00pt" fo:margin-right="4.95pt" fo:margin-top="2.45pt"/>
    </style:style>
    <style:style style:name="P15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16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17" style:family="paragraph">
      <style:paragraph-properties fo:line-height="100.00%" fo:text-align="left" fo:margin-left="5.35pt" fo:text-indent="0.00pt" fo:margin-top="2.30pt"/>
    </style:style>
    <style:style style:name="P18" style:family="paragraph">
      <style:paragraph-properties fo:line-height="100.00%" fo:text-align="left" fo:margin-left="5.20pt" fo:text-indent="0.00pt" fo:margin-top="2.30pt"/>
    </style:style>
    <style:style style:name="P19" style:family="paragraph">
      <style:paragraph-properties fo:line-height="100.00%" fo:text-align="left" fo:margin-left="50.25pt" fo:text-indent="0.00pt">
        <style:tab-stops>
          <style:tab-stop style:position="126.80pt"/>
          <style:tab-stop style:position="26266.95pt"/>
        </style:tab-stops>
      </style:paragraph-properties>
    </style:style>
    <style:style style:name="P20" style:family="paragraph">
      <style:paragraph-properties fo:line-height="100.00%" fo:text-align="left" fo:margin-top="0.25pt"/>
    </style:style>
    <style:style style:name="P21" style:family="paragraph">
      <style:paragraph-properties fo:line-height="100.00%" fo:text-align="left" fo:margin-top="0.05pt"/>
    </style:style>
    <style:style style:name="P22" style:family="paragraph">
      <style:paragraph-properties fo:line-height="100.00%" fo:text-align="left" fo:margin-left="-0.30pt" fo:text-indent="0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right" fo:margin-right="53.85pt" fo:margin-top="2.50pt"/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 fo:margin-left="5.00pt" fo:text-indent="0.00pt" fo:margin-top="3.30pt"/>
    </style:style>
    <style:style style:name="P27" style:family="paragraph">
      <style:paragraph-properties fo:line-height="100.00%" fo:text-align="left" fo:margin-left="5.00pt" fo:text-indent="0.00pt" fo:margin-top="8.60pt" fo:margin-bottom="1.00pt"/>
    </style:style>
    <style:style style:name="P28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1619.8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29" style:family="paragraph">
      <style:paragraph-properties fo:line-height="100.00%" fo:text-align="left" fo:margin-left="5.35pt" fo:text-indent="0.00pt" fo:margin-top="2.30pt"/>
    </style:style>
    <style:style style:name="P30" style:family="paragraph">
      <style:paragraph-properties fo:line-height="100.00%" fo:text-align="left" fo:margin-left="5.40pt" fo:text-indent="0.00pt" fo:margin-right="13.45pt" fo:margin-top="1.80pt"/>
    </style:style>
    <style:style style:name="P31" style:family="paragraph">
      <style:paragraph-properties fo:line-height="100.00%" fo:text-align="left" fo:margin-left="5.40pt" fo:text-indent="0.00pt" fo:margin-right="8.85pt" fo:margin-top="1.80pt"/>
    </style:style>
    <style:style style:name="P32" style:family="paragraph">
      <style:paragraph-properties fo:line-height="100.00%" fo:text-align="left" fo:margin-left="5.45pt" fo:text-indent="0.00pt" fo:margin-top="2.30pt"/>
    </style:style>
    <style:style style:name="P33" style:family="paragraph">
      <style:paragraph-properties fo:line-height="100.00%" fo:text-align="left" fo:margin-left="5.50pt" fo:text-indent="0.00pt" fo:margin-right="28.50pt" fo:margin-top="2.30pt"/>
    </style:style>
    <style:style style:name="P34" style:family="paragraph">
      <style:paragraph-properties fo:line-height="100.00%" fo:text-align="left" fo:margin-left="5.60pt" fo:text-indent="0.00pt" fo:margin-top="2.30pt"/>
    </style:style>
    <style:style style:name="P35" style:family="paragraph">
      <style:paragraph-properties fo:line-height="100.00%" fo:text-align="left" fo:margin-left="5.70pt" fo:text-indent="0.00pt" fo:margin-top="2.30pt"/>
    </style:style>
    <style:style style:name="P36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1619.8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37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38" style:family="paragraph">
      <style:paragraph-properties fo:line-height="100.00%" fo:text-align="left" fo:margin-left="5.35pt" fo:text-indent="0.00pt" fo:margin-right="8.65pt" fo:margin-top="1.65pt"/>
    </style:style>
    <style:style style:name="P39" style:family="paragraph">
      <style:paragraph-properties fo:line-height="100.00%" fo:text-align="left" fo:margin-left="5.40pt" fo:text-indent="0.00pt" fo:margin-top="2.30pt"/>
    </style:style>
    <style:style style:name="P40" style:family="paragraph">
      <style:paragraph-properties fo:line-height="100.00%" fo:text-align="left" fo:margin-left="5.55pt" fo:text-indent="0.00pt" fo:margin-top="2.30pt"/>
    </style:style>
    <style:style style:name="P41" style:family="paragraph">
      <style:paragraph-properties fo:line-height="100.00%" fo:text-align="left" fo:margin-left="5.45pt" fo:text-indent="0.10pt" fo:margin-right="7.40pt" fo:margin-top="1.65pt"/>
    </style:style>
    <style:style style:name="P42" style:family="paragraph">
      <style:paragraph-properties fo:line-height="100.00%" fo:text-align="left" fo:margin-left="5.50pt" fo:text-indent="0.00pt" fo:margin-right="20.40pt" fo:margin-top="2.30pt"/>
    </style:style>
    <style:style style:name="P43" style:family="paragraph">
      <style:paragraph-properties fo:line-height="100.00%" fo:text-align="left" fo:margin-left="5.60pt" fo:text-indent="0.00pt" fo:margin-top="2.30pt"/>
    </style:style>
    <style:style style:name="P44" style:family="paragraph">
      <style:paragraph-properties fo:line-height="100.00%" fo:text-align="left" fo:margin-left="5.70pt" fo:text-indent="0.00pt" fo:margin-top="2.30pt"/>
    </style:style>
    <style:style style:name="P45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46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0.00pt" fo:margin-top="2.30pt"/>
    </style:style>
    <style:style style:name="P49" style:family="paragraph">
      <style:paragraph-properties fo:line-height="100.00%" fo:text-align="left" fo:margin-left="5.45pt" fo:text-indent="0.00pt" fo:margin-right="28.45pt" fo:margin-top="1.95pt"/>
    </style:style>
    <style:style style:name="P50" style:family="paragraph">
      <style:paragraph-properties fo:line-height="100.00%" fo:text-align="left" fo:margin-left="5.50pt" fo:text-indent="0.00pt" fo:margin-right="18.20pt" fo:margin-top="1.95pt"/>
    </style:style>
    <style:style style:name="P51" style:family="paragraph">
      <style:paragraph-properties fo:line-height="100.00%" fo:text-align="left" fo:margin-left="5.60pt" fo:text-indent="0.00pt" fo:margin-top="2.30pt"/>
    </style:style>
    <style:style style:name="P52" style:family="paragraph">
      <style:paragraph-properties fo:line-height="100.00%" fo:text-align="left" fo:margin-left="5.70pt" fo:text-indent="0.00pt" fo:margin-top="2.30pt"/>
    </style:style>
    <style:style style:name="P53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54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0.00pt" fo:margin-top="2.15pt"/>
    </style:style>
    <style:style style:name="P57" style:family="paragraph">
      <style:paragraph-properties fo:line-height="100.00%" fo:text-align="left" fo:margin-left="5.45pt" fo:text-indent="0.00pt" fo:margin-right="-0.75pt" fo:margin-top="1.65pt">
        <style:tab-stops>
          <style:tab-stop style:position="28.65pt"/>
          <style:tab-stop style:position="58.40pt"/>
          <style:tab-stop style:position="86.90pt"/>
          <style:tab-stop style:position="112.70pt"/>
        </style:tab-stops>
      </style:paragraph-properties>
    </style:style>
    <style:style style:name="P58" style:family="paragraph">
      <style:paragraph-properties fo:line-height="100.00%" fo:text-align="left" fo:margin-left="5.50pt" fo:text-indent="0.00pt" fo:margin-right="28.75pt" fo:margin-top="1.65pt"/>
    </style:style>
    <style:style style:name="P59" style:family="paragraph">
      <style:paragraph-properties fo:line-height="100.00%" fo:text-align="left" fo:margin-left="5.60pt" fo:text-indent="0.00pt" fo:margin-top="2.15pt"/>
    </style:style>
    <style:style style:name="P60" style:family="paragraph">
      <style:paragraph-properties fo:line-height="100.00%" fo:text-align="left" fo:margin-left="5.70pt" fo:text-indent="0.00pt" fo:margin-top="2.15pt"/>
    </style:style>
    <style:style style:name="P61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62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0.00pt" fo:margin-top="2.30pt"/>
    </style:style>
    <style:style style:name="P65" style:family="paragraph">
      <style:paragraph-properties fo:line-height="100.00%" fo:text-align="left" fo:margin-left="5.45pt" fo:text-indent="0.00pt" fo:margin-right="24.00pt" fo:margin-top="2.30pt"/>
    </style:style>
    <style:style style:name="P66" style:family="paragraph">
      <style:paragraph-properties fo:line-height="100.00%" fo:text-align="left" fo:margin-left="5.50pt" fo:text-indent="0.00pt" fo:margin-right="-0.40pt" fo:margin-top="2.30pt"/>
    </style:style>
    <style:style style:name="P67" style:family="paragraph">
      <style:paragraph-properties fo:line-height="100.00%" fo:text-align="left" fo:margin-left="5.50pt" fo:text-indent="0.00pt" fo:margin-top="0.05pt"/>
    </style:style>
    <style:style style:name="P68" style:family="paragraph">
      <style:paragraph-properties fo:line-height="100.00%" fo:text-align="left" fo:margin-left="5.60pt" fo:text-indent="0.00pt" fo:margin-top="2.30pt"/>
    </style:style>
    <style:style style:name="P69" style:family="paragraph">
      <style:paragraph-properties fo:line-height="100.00%" fo:text-align="left" fo:margin-left="5.70pt" fo:text-indent="0.00pt" fo:margin-top="2.30pt"/>
    </style:style>
    <style:style style:name="P70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71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72" style:family="paragraph">
      <style:paragraph-properties fo:line-height="100.00%" fo:text-align="left" fo:margin-left="5.35pt" fo:text-indent="0.00pt" fo:margin-right="3.00pt" fo:margin-top="2.30pt"/>
    </style:style>
    <style:style style:name="P73" style:family="paragraph">
      <style:paragraph-properties fo:line-height="100.00%" fo:text-align="left" fo:margin-left="5.40pt" fo:text-indent="0.00pt" fo:margin-top="2.30pt"/>
    </style:style>
    <style:style style:name="P74" style:family="paragraph">
      <style:paragraph-properties fo:line-height="100.00%" fo:text-align="left" fo:margin-left="5.55pt" fo:text-indent="0.00pt" fo:margin-top="2.30pt"/>
    </style:style>
    <style:style style:name="P75" style:family="paragraph">
      <style:paragraph-properties fo:line-height="100.00%" fo:text-align="left" fo:margin-left="5.45pt" fo:text-indent="0.00pt" fo:margin-right="0.10pt" fo:margin-top="2.30pt"/>
    </style:style>
    <style:style style:name="P76" style:family="paragraph">
      <style:paragraph-properties fo:line-height="100.00%" fo:text-align="left" fo:margin-left="5.50pt" fo:text-indent="0.00pt" fo:margin-right="10.80pt" fo:margin-top="1.65pt"/>
    </style:style>
    <style:style style:name="P77" style:family="paragraph">
      <style:paragraph-properties fo:line-height="100.00%" fo:text-align="left" fo:margin-left="5.60pt" fo:text-indent="0.00pt" fo:margin-top="2.30pt"/>
    </style:style>
    <style:style style:name="P78" style:family="paragraph">
      <style:paragraph-properties fo:line-height="100.00%" fo:text-align="left" fo:margin-left="5.70pt" fo:text-indent="0.00pt" fo:margin-top="2.30pt"/>
    </style:style>
    <style:style style:name="P79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80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0.00pt" fo:margin-top="2.30pt"/>
    </style:style>
    <style:style style:name="P83" style:family="paragraph">
      <style:paragraph-properties fo:line-height="100.00%" fo:text-align="left" fo:margin-left="5.45pt" fo:text-indent="0.00pt" fo:margin-right="5.40pt" fo:margin-top="2.30pt"/>
    </style:style>
    <style:style style:name="P84" style:family="paragraph">
      <style:paragraph-properties fo:line-height="100.00%" fo:text-align="left" fo:margin-left="5.50pt" fo:text-indent="0.00pt" fo:margin-right="10.15pt" fo:margin-top="1.80pt"/>
    </style:style>
    <style:style style:name="P85" style:family="paragraph">
      <style:paragraph-properties fo:line-height="100.00%" fo:text-align="left" fo:margin-left="5.60pt" fo:text-indent="0.00pt" fo:margin-top="2.30pt"/>
    </style:style>
    <style:style style:name="P86" style:family="paragraph">
      <style:paragraph-properties fo:line-height="100.00%" fo:text-align="left" fo:margin-left="5.70pt" fo:text-indent="0.00pt" fo:margin-top="2.30pt"/>
    </style:style>
    <style:style style:name="P87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88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5.40pt" fo:text-indent="0.00pt" fo:margin-top="2.30pt"/>
    </style:style>
    <style:style style:name="P91" style:family="paragraph">
      <style:paragraph-properties fo:line-height="100.00%" fo:text-align="left" fo:margin-left="5.45pt" fo:text-indent="0.00pt" fo:margin-right="7.30pt" fo:margin-top="1.75pt"/>
    </style:style>
    <style:style style:name="P92" style:family="paragraph">
      <style:paragraph-properties fo:line-height="100.00%" fo:text-align="left" fo:margin-left="5.50pt" fo:text-indent="0.00pt" fo:margin-right="6.55pt" fo:margin-top="1.75pt"/>
    </style:style>
    <style:style style:name="P93" style:family="paragraph">
      <style:paragraph-properties fo:line-height="100.00%" fo:text-align="left" fo:margin-left="5.60pt" fo:text-indent="0.00pt" fo:margin-top="2.30pt"/>
    </style:style>
    <style:style style:name="P94" style:family="paragraph">
      <style:paragraph-properties fo:line-height="100.00%" fo:text-align="left" fo:margin-left="5.70pt" fo:text-indent="0.00pt" fo:margin-top="2.30pt"/>
    </style:style>
    <style:style style:name="P95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96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0.00pt" fo:margin-top="2.30pt"/>
    </style:style>
    <style:style style:name="P99" style:family="paragraph">
      <style:paragraph-properties fo:line-height="100.00%" fo:text-align="left" fo:margin-left="5.45pt" fo:text-indent="0.00pt" fo:margin-right="5.40pt" fo:margin-top="2.30pt"/>
    </style:style>
    <style:style style:name="P100" style:family="paragraph">
      <style:paragraph-properties fo:line-height="100.00%" fo:text-align="left" fo:margin-left="5.50pt" fo:text-indent="0.00pt" fo:margin-right="22.50pt" fo:margin-top="2.30pt"/>
    </style:style>
    <style:style style:name="P101" style:family="paragraph">
      <style:paragraph-properties fo:line-height="100.00%" fo:text-align="left" fo:margin-left="5.50pt" fo:text-indent="0.00pt"/>
    </style:style>
    <style:style style:name="P102" style:family="paragraph">
      <style:paragraph-properties fo:line-height="100.00%" fo:text-align="left" fo:margin-left="5.60pt" fo:text-indent="0.00pt" fo:margin-top="2.30pt"/>
    </style:style>
    <style:style style:name="P103" style:family="paragraph">
      <style:paragraph-properties fo:line-height="100.00%" fo:text-align="left" fo:margin-left="5.70pt" fo:text-indent="0.00pt" fo:margin-top="2.30pt"/>
    </style:style>
    <style:style style:name="P104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105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106" style:family="paragraph">
      <style:paragraph-properties fo:line-height="100.00%" fo:text-align="left" fo:margin-left="5.35pt" fo:text-indent="0.00pt" fo:margin-top="2.30pt"/>
    </style:style>
    <style:style style:name="P107" style:family="paragraph">
      <style:paragraph-properties fo:line-height="100.00%" fo:text-align="left" fo:margin-left="5.40pt" fo:text-indent="0.00pt" fo:margin-top="2.30pt"/>
    </style:style>
    <style:style style:name="P108" style:family="paragraph">
      <style:paragraph-properties fo:line-height="100.00%" fo:text-align="left" fo:margin-left="5.45pt" fo:text-indent="0.00pt" fo:margin-top="2.30pt"/>
    </style:style>
    <style:style style:name="P109" style:family="paragraph">
      <style:paragraph-properties fo:line-height="100.00%" fo:text-align="left" fo:margin-left="5.50pt" fo:text-indent="0.00pt" fo:margin-right="-0.40pt" fo:margin-top="2.30pt"/>
    </style:style>
    <style:style style:name="P110" style:family="paragraph">
      <style:paragraph-properties fo:line-height="100.00%" fo:text-align="left" fo:margin-left="5.50pt" fo:text-indent="0.00pt"/>
    </style:style>
    <style:style style:name="P111" style:family="paragraph">
      <style:paragraph-properties fo:line-height="100.00%" fo:text-align="left" fo:margin-left="5.60pt" fo:text-indent="0.00pt" fo:margin-top="2.30pt"/>
    </style:style>
    <style:style style:name="P112" style:family="paragraph">
      <style:paragraph-properties fo:line-height="100.00%" fo:text-align="left" fo:margin-left="5.70pt" fo:text-indent="0.00pt" fo:margin-top="2.30pt"/>
    </style:style>
    <style:style style:name="P113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114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5.40pt" fo:text-indent="0.00pt" fo:margin-top="2.15pt"/>
    </style:style>
    <style:style style:name="P117" style:family="paragraph">
      <style:paragraph-properties fo:line-height="100.00%" fo:text-align="left" fo:margin-left="5.45pt" fo:text-indent="0.00pt" fo:margin-right="29.80pt" fo:margin-top="2.15pt"/>
    </style:style>
    <style:style style:name="P118" style:family="paragraph">
      <style:paragraph-properties fo:line-height="100.00%" fo:text-align="left" fo:margin-left="5.50pt" fo:text-indent="0.00pt" fo:margin-right="11.35pt" fo:margin-top="2.15pt"/>
    </style:style>
    <style:style style:name="P119" style:family="paragraph">
      <style:paragraph-properties fo:line-height="100.00%" fo:text-align="left" fo:margin-left="5.60pt" fo:text-indent="0.00pt" fo:margin-top="2.15pt"/>
    </style:style>
    <style:style style:name="P120" style:family="paragraph">
      <style:paragraph-properties fo:line-height="100.00%" fo:text-align="left" fo:margin-left="5.70pt" fo:text-indent="0.00pt" fo:margin-top="2.15pt"/>
    </style:style>
    <style:style style:name="P121" style:family="paragraph">
      <style:paragraph-properties fo:line-height="100.00%" fo:text-align="left" fo:margin-left="5.75pt" fo:text-indent="0.00pt">
        <style:tab-stops>
          <style:tab-stop style:position="63.95pt"/>
          <style:tab-stop style:position="26311.45pt"/>
          <style:tab-stop style:position="421115.90pt" style:type="right"/>
          <style:tab-stop style:position="-5.75pt"/>
          <style:tab-stop style:position="66.25pt"/>
          <style:tab-stop style:position="26311.45pt"/>
          <style:tab-stop style:position="421115.90pt" style:type="right"/>
        </style:tab-stops>
      </style:paragraph-properties>
    </style:style>
    <style:style style:name="P122" style:family="paragraph">
      <style:paragraph-properties fo:line-height="100.00%" fo:text-align="left" fo:margin-left="5.00pt" fo:text-indent="0.00pt" fo:margin-top="8.60pt" fo:margin-bottom="1.00pt"/>
    </style:style>
    <style:style style:name="TableColumn0100" style:family="table-column">
      <style:table-column-properties style:column-width="2.459028in"/>
    </style:style>
    <style:style style:name="TableColumn0101" style:family="table-column">
      <style:table-column-properties style:column-width="2.559028in"/>
    </style:style>
    <style:style style:name="Table01" style:family="table">
      <style:table-properties style:width="5.018056in" fo:margin-left="0.000000in" style:writing-mode="lr" table:align="left" style:may-break-between-rows="true"/>
    </style:style>
    <style:style style:name="TableRow0100" style:family="table-row">
      <style:table-row-properties style:min-row-height="0.23750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23958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437500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23750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olumn0200" style:family="table-column">
      <style:table-column-properties style:column-width="0.968056in"/>
    </style:style>
    <style:style style:name="TableColumn0201" style:family="table-column">
      <style:table-column-properties style:column-width="1.000000in"/>
    </style:style>
    <style:style style:name="TableColumn0202" style:family="table-column">
      <style:table-column-properties style:column-width="0.674306in"/>
    </style:style>
    <style:style style:name="TableColumn0203" style:family="table-column">
      <style:table-column-properties style:column-width="1.702778in"/>
    </style:style>
    <style:style style:name="TableColumn0204" style:family="table-column">
      <style:table-column-properties style:column-width="1.140972in"/>
    </style:style>
    <style:style style:name="TableColumn0205" style:family="table-column">
      <style:table-column-properties style:column-width="0.643750in"/>
    </style:style>
    <style:style style:name="TableColumn0206" style:family="table-column">
      <style:table-column-properties style:column-width="0.675694in"/>
    </style:style>
    <style:style style:name="Table02" style:family="table">
      <style:table-properties style:width="6.805556in" fo:margin-left="0.000000in" style:writing-mode="lr" table:align="left" style:may-break-between-rows="true"/>
    </style:style>
    <style:style style:name="TableRow0200" style:family="table-row">
      <style:table-row-properties style:min-row-height="0.518056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1" style:family="table-row">
      <style:table-row-properties style:min-row-height="0.515972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2" style:family="table-row">
      <style:table-row-properties style:min-row-height="0.357639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3" style:family="table-row">
      <style:table-row-properties style:min-row-height="0.356250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3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4" style:family="table-row">
      <style:table-row-properties style:min-row-height="0.518056in"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4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5" style:family="table-row">
      <style:table-row-properties style:min-row-height="0.515972in"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5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6" style:family="table-row">
      <style:table-row-properties style:min-row-height="0.517361in"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6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6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6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6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6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7" style:family="table-row">
      <style:table-row-properties style:min-row-height="0.357639in"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7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7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7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7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7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8" style:family="table-row">
      <style:table-row-properties style:min-row-height="0.518056in"/>
    </style:style>
    <style:style style:name="TableCell0208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8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8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8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8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8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8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9" style:family="table-row">
      <style:table-row-properties style:min-row-height="0.515972in"/>
    </style:style>
    <style:style style:name="TableCell0209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9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9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9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9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9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9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10" style:family="table-row">
      <style:table-row-properties style:min-row-height="0.956250in"/>
    </style:style>
    <style:style style:name="TableCell021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1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10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10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10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10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1006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Project</text:span><text:span text:style-name="T2"><text:s/></text:span><text:span text:style-name="T3">Design</text:span><text:span text:style-name="T4"><text:s/></text:span><text:span text:style-name="T5">Phase-II</text:span></text:p>
      <text:p text:style-name="P2"><text:span text:style-name="T5">Data</text:span><text:span text:style-name="T6"><text:s/></text:span><text:span text:style-name="T7">Flow</text:span><text:span text:style-name="T8"><text:s/></text:span><text:span text:style-name="T9">Diagram</text:span><text:span text:style-name="T10"><text:s/></text:span><text:span text:style-name="T11">&amp; User</text:span><text:span text:style-name="T12"><text:s/></text:span><text:span text:style-name="T13">Stories</text:span></text:p>
      <text:p text:style-name="P3"><text:span text:style-name="T1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6">Date</text:span><text:span text:style-name="T17"/></text:p>
          </table:table-cell>
          <table:table-cell table:style-name="TableCell010001">
            <text:p text:style-name="P6"><text:span text:style-name="T18">24 Novembr 2022</text:span><text:span text:style-name="T19"/></text:p>
          </table:table-cell>
        </table:table-row>
        <table:table-row table:style-name="TableRow0101">
          <table:table-cell table:style-name="TableCell010100">
            <text:p text:style-name="P9"><text:span text:style-name="T20">Team</text:span><text:span text:style-name="T21"><text:s/></text:span><text:span text:style-name="T22">ID</text:span><text:span text:style-name="T23"/></text:p>
          </table:table-cell>
          <table:table-cell table:style-name="TableCell010101">
            <text:p text:style-name="P10"><text:span text:style-name="T24">PNT2022TMID49024</text:span><text:span text:style-name="T25"/></text:p>
          </table:table-cell>
        </table:table-row>
        <table:table-row table:style-name="TableRow0102">
          <table:table-cell table:style-name="TableCell010200">
            <text:p text:style-name="P13"><text:span text:style-name="T26">Project</text:span><text:span text:style-name="T27"><text:s/></text:span><text:span text:style-name="T28">Name</text:span><text:span text:style-name="T29"/></text:p>
          </table:table-cell>
          <table:table-cell table:style-name="TableCell010201">
            <text:p text:style-name="P14"><text:span text:style-name="T30">Emerging methods for early detection</text:span></text:p>
            <text:p text:style-name="P14"><text:span text:style-name="T30">of forest fires</text:span><text:span text:style-name="T31"/></text:p>
          </table:table-cell>
        </table:table-row>
        <table:table-row table:style-name="TableRow0103">
          <table:table-cell table:style-name="TableCell010300">
            <text:p text:style-name="P17"><text:span text:style-name="T32">Maximum</text:span><text:span text:style-name="T33"><text:s/></text:span><text:span text:style-name="T34">Marks</text:span><text:span text:style-name="T35"/></text:p>
          </table:table-cell>
          <table:table-cell table:style-name="TableCell010301">
            <text:p text:style-name="P18"><text:span text:style-name="T36">4 Marks</text:span><text:span text:style-name="T37"/></text:p>
          </table:table-cell>
        </table:table-row>
      </table:table>
      <text:p text:style-name="P20"><draw:frame text:anchor-type="as-char" svg:width="46.31mm" svg:height="3.43mm" style:rel-width="scale" style:rel-height="scale"><draw:object-ole xlink:href="OleObj1"/><draw:image xlink:href="ObjectReplacements/OleObj1"/></draw:frame><text:span text:style-name="T38"/></text:p>
      <text:p text:style-name="P21"><text:span text:style-name="T39"/></text:p>
      <text:p text:style-name="P22"><text:span text:style-name="T40"/></text:p>
      <text:p text:style-name="P23"><draw:frame text:anchor-type="as-char" svg:width="17.98mm" svg:height="2.64mm" style:rel-width="scale" style:rel-height="scale"><draw:object-ole xlink:href="OleObj2"/><draw:image xlink:href="ObjectReplacements/OleObj2"/></draw:frame><text:span text:style-name="T42"/></text:p>
      <text:p text:style-name="P24"><text:span text:style-name="T43">drowning</text:span></text:p>
      <text:p text:style-name="P25"><text:span text:style-name="T43"/></text:p>
      <text:p text:style-name="P26"><text:span text:style-name="T43">User</text:span><text:span text:style-name="T44"><text:s/></text:span><text:span text:style-name="T45">Stories</text:span><text:span text:style-name="T46"><text:s/></text:span><text:span text:style-name="T47">:</text:span></text:p>
      <text:p text:style-name="P27"><text:span text:style-name="T47">Following</text:span><text:span text:style-name="T48"><text:s/></text:span><text:span text:style-name="T49">are</text:span><text:span text:style-name="T50"><text:s/></text:span><text:span text:style-name="T51">the</text:span><text:span text:style-name="T52"><text:s/></text:span><text:span text:style-name="T53">user</text:span><text:span text:style-name="T54"><text:s/></text:span><text:span text:style-name="T55">stories</text:span><text:span text:style-name="T56"><text:s/></text:span><text:span text:style-name="T57">for</text:span><text:span text:style-name="T58"><text:s/></text:span><text:span text:style-name="T59">the</text:span><text:span text:style-name="T60"><text:s/></text:span><text:span text:style-name="T61">product.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9"><text:span text:style-name="T63">User</text:span><text:span text:style-name="T64"><text:s/></text:span><text:span text:style-name="T65">Type</text:span><text:span text:style-name="T66"/></text:p>
          </table:table-cell>
          <table:table-cell table:style-name="TableCell020001">
            <text:p text:style-name="P30"><text:span text:style-name="T67">Functional</text:span><text:span text:style-name="T68"><text:s/></text:span><text:span text:style-name="T69">Requirement</text:span><text:span text:style-name="T70"><text:s/></text:span><text:span text:style-name="T71">(Epic)</text:span><text:span text:style-name="T72"/></text:p>
          </table:table-cell>
          <table:table-cell table:style-name="TableCell020002">
            <text:p text:style-name="P31"><text:span text:style-name="T73">User</text:span><text:span text:style-name="T74"><text:s/></text:span><text:span text:style-name="T75">Story</text:span><text:span text:style-name="T76"><text:s/></text:span><text:span text:style-name="T77">Number</text:span><text:span text:style-name="T78"/></text:p>
          </table:table-cell>
          <table:table-cell table:style-name="TableCell020003">
            <text:p text:style-name="P32"><text:span text:style-name="T79">User</text:span><text:span text:style-name="T80"><text:s/></text:span><text:span text:style-name="T81">Story /</text:span><text:span text:style-name="T82"><text:s/></text:span><text:span text:style-name="T83">Task</text:span><text:span text:style-name="T84"/></text:p>
          </table:table-cell>
          <table:table-cell table:style-name="TableCell020004">
            <text:p text:style-name="P33"><text:span text:style-name="T85">Acceptance</text:span><text:span text:style-name="T86"><text:s/></text:span><text:span text:style-name="T87">criteria</text:span><text:span text:style-name="T88"/></text:p>
          </table:table-cell>
          <table:table-cell table:style-name="TableCell020005">
            <text:p text:style-name="P34"><text:span text:style-name="T89">Priority</text:span><text:span text:style-name="T90"/></text:p>
          </table:table-cell>
          <table:table-cell table:style-name="TableCell020006">
            <text:p text:style-name="P35"><text:span text:style-name="T91">Release</text:span><text:span text:style-name="T92"/></text:p>
          </table:table-cell>
        </table:table-row>
        <table:table-row table:style-name="TableRow0201">
          <table:table-cell table:style-name="TableCell020100">
            <text:p text:style-name="P38"><text:span text:style-name="T93">Customer</text:span><text:span text:style-name="T94"><text:s/></text:span><text:span text:style-name="T95">(Mobile user/</text:span><text:span text:style-name="T96"><text:s/></text:span><text:span text:style-name="T97">Web user)</text:span><text:span text:style-name="T98"/></text:p>
          </table:table-cell>
          <table:table-cell table:style-name="TableCell020101">
            <text:p text:style-name="P39"><text:span text:style-name="T99">Sign in</text:span><text:span text:style-name="T100"/></text:p>
          </table:table-cell>
          <table:table-cell table:style-name="TableCell020102">
            <text:p text:style-name="P40"><text:span text:style-name="T101">USN-1</text:span><text:span text:style-name="T102"/></text:p>
          </table:table-cell>
          <table:table-cell table:style-name="TableCell020103">
            <text:p text:style-name="P41"><text:span text:style-name="T103">The user will open the</text:span><text:span text:style-name="T104"><text:s/></text:span><text:span text:style-name="T105">browser</text:span><text:span text:style-name="T106"><text:s/></text:span><text:span text:style-name="T107">and</text:span><text:span text:style-name="T108"><text:s/></text:span><text:span text:style-name="T109">go</text:span><text:span text:style-name="T110"><text:s/></text:span><text:span text:style-name="T111">to</text:span><text:span text:style-name="T112"><text:s/></text:span><text:span text:style-name="T113">the</text:span><text:span text:style-name="T114"><text:s/></text:span><text:span text:style-name="T115">URL</text:span><text:span text:style-name="T116"><text:s/></text:span><text:span text:style-name="T117">bar.</text:span><text:span text:style-name="T118"/></text:p>
          </table:table-cell>
          <table:table-cell table:style-name="TableCell020104">
            <text:p text:style-name="P42"><text:span text:style-name="T119">I can type my</text:span><text:span text:style-name="T120"><text:s/></text:span><text:span text:style-name="T121">URL.</text:span><text:span text:style-name="T122"/></text:p>
          </table:table-cell>
          <table:table-cell table:style-name="TableCell020105">
            <text:p text:style-name="P43"><text:span text:style-name="T123">High</text:span><text:span text:style-name="T124"/></text:p>
          </table:table-cell>
          <table:table-cell table:style-name="TableCell020106">
            <text:p text:style-name="P44"><text:span text:style-name="T125">Sprint-1</text:span><text:span text:style-name="T126"/></text:p>
          </table:table-cell>
        </table:table-row>
        <table:table-row table:style-name="TableRow0202">
          <table:table-cell table:style-name="TableCell020200">
            <text:p text:style-name="P47"><text:span text:style-name="T126"/></text:p>
          </table:table-cell>
          <table:table-cell table:style-name="TableCell020201">
            <text:p text:style-name="P47"><text:span text:style-name="T126"/></text:p>
          </table:table-cell>
          <table:table-cell table:style-name="TableCell020202">
            <text:p text:style-name="P48"><text:span text:style-name="T127">USN-2</text:span><text:span text:style-name="T128"/></text:p>
          </table:table-cell>
          <table:table-cell table:style-name="TableCell020203">
            <text:p text:style-name="P49"><text:span text:style-name="T129">The user will type the</text:span><text:span text:style-name="T130"><text:s/></text:span><text:span text:style-name="T131">project</text:span><text:span text:style-name="T132"><text:s/></text:span><text:span text:style-name="T133">URL.</text:span><text:span text:style-name="T134"/></text:p>
          </table:table-cell>
          <table:table-cell table:style-name="TableCell020204">
            <text:p text:style-name="P50"><text:span text:style-name="T135">I can open my</text:span><text:span text:style-name="T136"><text:s/></text:span><text:span text:style-name="T137">project</text:span><text:span text:style-name="T138"><text:s/></text:span><text:span text:style-name="T139">URL.</text:span><text:span text:style-name="T140"/></text:p>
          </table:table-cell>
          <table:table-cell table:style-name="TableCell020205">
            <text:p text:style-name="P51"><text:span text:style-name="T141">High</text:span><text:span text:style-name="T142"/></text:p>
          </table:table-cell>
          <table:table-cell table:style-name="TableCell020206">
            <text:p text:style-name="P52"><text:span text:style-name="T143">Sprint-1</text:span><text:span text:style-name="T144"/></text:p>
          </table:table-cell>
        </table:table-row>
        <table:table-row table:style-name="TableRow0203">
          <table:table-cell table:style-name="TableCell020300">
            <text:p text:style-name="P55"><text:span text:style-name="T144"/></text:p>
          </table:table-cell>
          <table:table-cell table:style-name="TableCell020301">
            <text:p text:style-name="P56"><text:span text:style-name="T145">Dashboard</text:span><text:span text:style-name="T146"/></text:p>
          </table:table-cell>
          <table:table-cell table:style-name="TableCell020302">
            <text:p text:style-name="P56"><text:span text:style-name="T147">USN-3</text:span><text:span text:style-name="T148"/></text:p>
          </table:table-cell>
          <table:table-cell table:style-name="TableCell020303">
            <text:p text:style-name="P57"><text:span text:style-name="T149">The<text:tab/>user<text:tab/>will<text:tab/>see<text:tab/></text:span><text:span text:style-name="T150">a</text:span><text:span text:style-name="T151"><text:s/></text:span><text:span text:style-name="T152">permission popup.</text:span><text:span text:style-name="T153"/></text:p>
          </table:table-cell>
          <table:table-cell table:style-name="TableCell020304">
            <text:p text:style-name="P58"><text:span text:style-name="T154">I</text:span><text:span text:style-name="T155"><text:s/></text:span><text:span text:style-name="T156">can</text:span><text:span text:style-name="T157"><text:s/></text:span><text:span text:style-name="T158">give</text:span><text:span text:style-name="T159"><text:s/></text:span><text:span text:style-name="T160">permission.</text:span><text:span text:style-name="T161"/></text:p>
          </table:table-cell>
          <table:table-cell table:style-name="TableCell020305">
            <text:p text:style-name="P59"><text:span text:style-name="T162">High</text:span><text:span text:style-name="T163"/></text:p>
          </table:table-cell>
          <table:table-cell table:style-name="TableCell020306">
            <text:p text:style-name="P60"><text:span text:style-name="T164">Sprint-1</text:span><text:span text:style-name="T165"/></text:p>
          </table:table-cell>
        </table:table-row>
        <table:table-row table:style-name="TableRow0204">
          <table:table-cell table:style-name="TableCell020400">
            <text:p text:style-name="P63"><text:span text:style-name="T165"/></text:p>
          </table:table-cell>
          <table:table-cell table:style-name="TableCell020401">
            <text:p text:style-name="P63"><text:span text:style-name="T165"/></text:p>
          </table:table-cell>
          <table:table-cell table:style-name="TableCell020402">
            <text:p text:style-name="P64"><text:span text:style-name="T166">USN-4</text:span><text:span text:style-name="T167"/></text:p>
          </table:table-cell>
          <table:table-cell table:style-name="TableCell020403">
            <text:p text:style-name="P65"><text:span text:style-name="T168">The user will permit to</text:span><text:span text:style-name="T169"><text:s/></text:span><text:span text:style-name="T170">access</text:span><text:span text:style-name="T171"><text:s/></text:span><text:span text:style-name="T172">the</text:span><text:span text:style-name="T173"><text:s/></text:span><text:span text:style-name="T174">camera.</text:span><text:span text:style-name="T175"/></text:p>
          </table:table-cell>
          <table:table-cell table:style-name="TableCell020404">
            <text:p text:style-name="P66"><text:span text:style-name="T176">I can allow the site</text:span><text:span text:style-name="T177"><text:s/></text:span><text:span text:style-name="T178">to access</text:span><text:span text:style-name="T179"><text:s/></text:span><text:span text:style-name="T180">the</text:span></text:p>
            <text:p text:style-name="P67"><text:span text:style-name="T180">camera.</text:span><text:span text:style-name="T181"/></text:p>
          </table:table-cell>
          <table:table-cell table:style-name="TableCell020405">
            <text:p text:style-name="P68"><text:span text:style-name="T182">High</text:span><text:span text:style-name="T183"/></text:p>
          </table:table-cell>
          <table:table-cell table:style-name="TableCell020406">
            <text:p text:style-name="P69"><text:span text:style-name="T184">Sprint-1</text:span><text:span text:style-name="T185"/></text:p>
          </table:table-cell>
        </table:table-row>
        <table:table-row table:style-name="TableRow0205">
          <table:table-cell table:style-name="TableCell020500">
            <text:p text:style-name="P72"><text:span text:style-name="T186">Customer<text:s/></text:span><text:span text:style-name="T187">Care</text:span><text:span text:style-name="T188"><text:s/></text:span><text:span text:style-name="T189">Executive</text:span><text:span text:style-name="T190"/></text:p>
          </table:table-cell>
          <table:table-cell table:style-name="TableCell020501">
            <text:p text:style-name="P73"><text:span text:style-name="T191">Maintenance</text:span><text:span text:style-name="T192"/></text:p>
          </table:table-cell>
          <table:table-cell table:style-name="TableCell020502">
            <text:p text:style-name="P74"><text:span text:style-name="T193">USN-5</text:span><text:span text:style-name="T194"/></text:p>
          </table:table-cell>
          <table:table-cell table:style-name="TableCell020503">
            <text:p text:style-name="P75"><text:span text:style-name="T195">The camera will be set in the</text:span><text:span text:style-name="T196"><text:s/></text:span><text:span text:style-name="T197">proper</text:span><text:span text:style-name="T198"><text:s/></text:span><text:span text:style-name="T199">position.</text:span><text:span text:style-name="T200"/></text:p>
          </table:table-cell>
          <table:table-cell table:style-name="TableCell020504">
            <text:p text:style-name="P76"><text:span text:style-name="T201">The camera</text:span><text:span text:style-name="T202"><text:s/></text:span><text:span text:style-name="T203">angle will be</text:span><text:span text:style-name="T204"><text:s/></text:span><text:span text:style-name="T205">placed</text:span><text:span text:style-name="T206"><text:s/></text:span><text:span text:style-name="T207">properly.</text:span><text:span text:style-name="T208"/></text:p>
          </table:table-cell>
          <table:table-cell table:style-name="TableCell020505">
            <text:p text:style-name="P77"><text:span text:style-name="T209">High</text:span><text:span text:style-name="T210"/></text:p>
          </table:table-cell>
          <table:table-cell table:style-name="TableCell020506">
            <text:p text:style-name="P78"><text:span text:style-name="T211">Sprint-1</text:span><text:span text:style-name="T212"/></text:p>
          </table:table-cell>
        </table:table-row>
        <table:table-row table:style-name="TableRow0206">
          <table:table-cell table:style-name="TableCell020600">
            <text:p text:style-name="P81"><text:span text:style-name="T212"/></text:p>
          </table:table-cell>
          <table:table-cell table:style-name="TableCell020601">
            <text:p text:style-name="P81"><text:span text:style-name="T212"/></text:p>
          </table:table-cell>
          <table:table-cell table:style-name="TableCell020602">
            <text:p text:style-name="P82"><text:span text:style-name="T213">USN-6</text:span><text:span text:style-name="T214"/></text:p>
          </table:table-cell>
          <table:table-cell table:style-name="TableCell020603">
            <text:p text:style-name="P83"><text:span text:style-name="T215">Checks whether the camera</text:span><text:span text:style-name="T216"><text:s/></text:span><text:span text:style-name="T217">has</text:span><text:span text:style-name="T218"><text:s/></text:span><text:span text:style-name="T219">a clear view.</text:span><text:span text:style-name="T220"/></text:p>
          </table:table-cell>
          <table:table-cell table:style-name="TableCell020604">
            <text:p text:style-name="P84"><text:span text:style-name="T221">The camera will</text:span><text:span text:style-name="T222"><text:s/></text:span><text:span text:style-name="T223">have a proper</text:span><text:span text:style-name="T224"><text:s/></text:span><text:span text:style-name="T225">view.</text:span><text:span text:style-name="T226"/></text:p>
          </table:table-cell>
          <table:table-cell table:style-name="TableCell020605">
            <text:p text:style-name="P85"><text:span text:style-name="T227">Medium</text:span><text:span text:style-name="T228"/></text:p>
          </table:table-cell>
          <table:table-cell table:style-name="TableCell020606">
            <text:p text:style-name="P86"><text:span text:style-name="T229">Sprint-2</text:span><text:span text:style-name="T230"/></text:p>
          </table:table-cell>
        </table:table-row>
        <table:table-row table:style-name="TableRow0207">
          <table:table-cell table:style-name="TableCell020700">
            <text:p text:style-name="P89"><text:span text:style-name="T230"/></text:p>
          </table:table-cell>
          <table:table-cell table:style-name="TableCell020701">
            <text:p text:style-name="P89"><text:span text:style-name="T230"/></text:p>
          </table:table-cell>
          <table:table-cell table:style-name="TableCell020702">
            <text:p text:style-name="P90"><text:span text:style-name="T231">USN-7</text:span><text:span text:style-name="T232"/></text:p>
          </table:table-cell>
          <table:table-cell table:style-name="TableCell020703">
            <text:p text:style-name="P91"><text:span text:style-name="T233">Checks whether the lens of</text:span><text:span text:style-name="T234"><text:s/></text:span><text:span text:style-name="T235">the</text:span><text:span text:style-name="T236"><text:s/></text:span><text:span text:style-name="T237">camera is</text:span><text:span text:style-name="T238"><text:s/></text:span><text:span text:style-name="T239">clean.</text:span><text:span text:style-name="T240"/></text:p>
          </table:table-cell>
          <table:table-cell table:style-name="TableCell020704">
            <text:p text:style-name="P92"><text:span text:style-name="T241">A clear picture is</text:span><text:span text:style-name="T242"><text:s/></text:span><text:span text:style-name="T243">seen.</text:span><text:span text:style-name="T244"/></text:p>
          </table:table-cell>
          <table:table-cell table:style-name="TableCell020705">
            <text:p text:style-name="P93"><text:span text:style-name="T245">High</text:span><text:span text:style-name="T246"/></text:p>
          </table:table-cell>
          <table:table-cell table:style-name="TableCell020706">
            <text:p text:style-name="P94"><text:span text:style-name="T247">Sprint-2</text:span><text:span text:style-name="T248"/></text:p>
          </table:table-cell>
        </table:table-row>
        <table:table-row table:style-name="TableRow0208">
          <table:table-cell table:style-name="TableCell020800">
            <text:p text:style-name="P97"><text:span text:style-name="T248"/></text:p>
          </table:table-cell>
          <table:table-cell table:style-name="TableCell020801">
            <text:p text:style-name="P97"><text:span text:style-name="T248"/></text:p>
          </table:table-cell>
          <table:table-cell table:style-name="TableCell020802">
            <text:p text:style-name="P98"><text:span text:style-name="T249">USN-8</text:span><text:span text:style-name="T250"/></text:p>
          </table:table-cell>
          <table:table-cell table:style-name="TableCell020803">
            <text:p text:style-name="P99"><text:span text:style-name="T251">Checks whether the camera</text:span><text:span text:style-name="T252"><text:s/></text:span><text:span text:style-name="T253">has</text:span><text:span text:style-name="T254"><text:s/></text:span><text:span text:style-name="T255">a good</text:span><text:span text:style-name="T256"><text:s/></text:span><text:span text:style-name="T257">pixel</text:span><text:span text:style-name="T258"><text:s/></text:span><text:span text:style-name="T259">quality</text:span><text:span text:style-name="T260"/></text:p>
          </table:table-cell>
          <table:table-cell table:style-name="TableCell020804">
            <text:p text:style-name="P100"><text:span text:style-name="T261">We</text:span><text:span text:style-name="T262"><text:s/></text:span><text:span text:style-name="T263">will</text:span><text:span text:style-name="T264"><text:s/></text:span><text:span text:style-name="T265">get</text:span><text:span text:style-name="T266"><text:s/></text:span><text:span text:style-name="T267">a</text:span><text:span text:style-name="T268"><text:s/></text:span><text:span text:style-name="T269">high-quality</text:span></text:p>
            <text:p text:style-name="P101"><text:span text:style-name="T269">image.</text:span><text:span text:style-name="T270"/></text:p>
          </table:table-cell>
          <table:table-cell table:style-name="TableCell020805">
            <text:p text:style-name="P102"><text:span text:style-name="T271">Medium</text:span><text:span text:style-name="T272"/></text:p>
          </table:table-cell>
          <table:table-cell table:style-name="TableCell020806">
            <text:p text:style-name="P103"><text:span text:style-name="T273">Sprint-2</text:span><text:span text:style-name="T274"/></text:p>
          </table:table-cell>
        </table:table-row>
        <table:table-row table:style-name="TableRow0209">
          <table:table-cell table:style-name="TableCell020900">
            <text:p text:style-name="P106"><text:span text:style-name="T275">Administrator</text:span><text:span text:style-name="T276"/></text:p>
          </table:table-cell>
          <table:table-cell table:style-name="TableCell020901">
            <text:p text:style-name="P107"><text:span text:style-name="T277">Monitoring</text:span><text:span text:style-name="T278"/></text:p>
          </table:table-cell>
          <table:table-cell table:style-name="TableCell020902">
            <text:p text:style-name="P107"><text:span text:style-name="T279">USN-9</text:span><text:span text:style-name="T280"/></text:p>
          </table:table-cell>
          <table:table-cell table:style-name="TableCell020903">
            <text:p text:style-name="P108"><text:span text:style-name="T281">Sees</text:span><text:span text:style-name="T282"><text:s/></text:span><text:span text:style-name="T283">the viewfinder.</text:span><text:span text:style-name="T284"/></text:p>
          </table:table-cell>
          <table:table-cell table:style-name="TableCell020904">
            <text:p text:style-name="P109"><text:span text:style-name="T285">We</text:span><text:span text:style-name="T286"><text:s/></text:span><text:span text:style-name="T287">will</text:span><text:span text:style-name="T288"><text:s/></text:span><text:span text:style-name="T289">get</text:span><text:span text:style-name="T290"><text:s/></text:span><text:span text:style-name="T291">a</text:span><text:span text:style-name="T292"><text:s/></text:span><text:span text:style-name="T293">focused<text:s text:c="2"/></text:span><text:span text:style-name="T294"><text:s/></text:span><text:span text:style-name="T295">image</text:span></text:p>
            <text:p text:style-name="P110"><text:span text:style-name="T295">even if</text:span><text:span text:style-name="T296"><text:s/></text:span><text:span text:style-name="T297">it</text:span><text:span text:style-name="T298"><text:s/></text:span><text:span text:style-name="T299">is</text:span><text:span text:style-name="T300"><text:s/></text:span><text:span text:style-name="T301">far.</text:span><text:span text:style-name="T302"/></text:p>
          </table:table-cell>
          <table:table-cell table:style-name="TableCell020905">
            <text:p text:style-name="P111"><text:span text:style-name="T303">High</text:span><text:span text:style-name="T304"/></text:p>
          </table:table-cell>
          <table:table-cell table:style-name="TableCell020906">
            <text:p text:style-name="P112"><text:span text:style-name="T305">Sprint-3</text:span><text:span text:style-name="T306"/></text:p>
          </table:table-cell>
        </table:table-row>
        <table:table-row table:style-name="TableRow0210">
          <table:table-cell table:style-name="TableCell021000">
            <text:p text:style-name="P115"><text:span text:style-name="T306"/></text:p>
          </table:table-cell>
          <table:table-cell table:style-name="TableCell021001">
            <text:p text:style-name="P115"><text:span text:style-name="T306"/></text:p>
          </table:table-cell>
          <table:table-cell table:style-name="TableCell021002">
            <text:p text:style-name="P116"><text:span text:style-name="T307">USN-10</text:span><text:span text:style-name="T308"/></text:p>
          </table:table-cell>
          <table:table-cell table:style-name="TableCell021003">
            <text:p text:style-name="P117"><text:span text:style-name="T309">Reads and checks the</text:span><text:span text:style-name="T310"><text:s/></text:span><text:span text:style-name="T311">manual.</text:span><text:span text:style-name="T312"/></text:p>
          </table:table-cell>
          <table:table-cell table:style-name="TableCell021004">
            <text:p text:style-name="P118"><text:span text:style-name="T313">Checks<text:s/></text:span><text:span text:style-name="T314">whether</text:span><text:span text:style-name="T315"><text:s/></text:span><text:span text:style-name="T316">proper</text:span><text:span text:style-name="T317"><text:s/></text:span><text:span text:style-name="T318">information is</text:span><text:span text:style-name="T319"><text:s/></text:span><text:span text:style-name="T320">given.</text:span><text:span text:style-name="T321"/></text:p>
          </table:table-cell>
          <table:table-cell table:style-name="TableCell021005">
            <text:p text:style-name="P119"><text:span text:style-name="T322">Medium</text:span><text:span text:style-name="T323"/></text:p>
          </table:table-cell>
          <table:table-cell table:style-name="TableCell021006">
            <text:p text:style-name="P120"><text:span text:style-name="T324">Sprint-3</text:span><text:span text:style-name="T325"/></text:p>
          </table:table-cell>
        </table:table-row>
      </table:table>
      <text:p text:style-name="P122"><text:span text:style-name="T3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